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Hepta Slab" svg:font-family="'Hepta Slab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7.559in" fo:margin-left="-0.066in" fo:margin-top="0in" fo:margin-bottom="0in" table:align="left" style:writing-mode="lr-tb"/>
    </style:style>
    <style:style style:name="Table2.A" style:family="table-column">
      <style:table-column-properties style:column-width="5.0028in"/>
    </style:style>
    <style:style style:name="Table2.B" style:family="table-column">
      <style:table-column-properties style:column-width="2.55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.2" style:family="table-row">
      <style:table-row-properties style:min-row-height="0.1521in" fo:keep-together="auto"/>
    </style:style>
    <style:style style:name="Table5" style:family="table">
      <style:table-properties style:width="7.75in" fo:margin-left="-0.066in" fo:margin-top="0in" fo:margin-bottom="0in" table:align="left" style:writing-mode="lr-tb"/>
    </style:style>
    <style:style style:name="Table5.A" style:family="table-column">
      <style:table-column-properties style:column-width="5.0028in"/>
    </style:style>
    <style:style style:name="Table5.B" style:family="table-column">
      <style:table-column-properties style:column-width="2.7472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7.75in" fo:margin-left="-0.066in" fo:margin-top="0in" fo:margin-bottom="0in" table:align="left" style:writing-mode="lr-tb"/>
    </style:style>
    <style:style style:name="Table6.A" style:family="table-column">
      <style:table-column-properties style:column-width="5.0028in"/>
    </style:style>
    <style:style style:name="Table6.B" style:family="table-column">
      <style:table-column-properties style:column-width="2.7472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 style:writing-mode="lr-tb"/>
    </style:style>
    <style:style style:name="Table1" style:family="table">
      <style:table-properties style:width="7.5597in" fo:margin-left="-0.066in" fo:margin-top="0in" fo:margin-bottom="0in" table:align="left" style:writing-mode="lr-tb"/>
    </style:style>
    <style:style style:name="Table1.A" style:family="table-column">
      <style:table-column-properties style:column-width="5.0035in"/>
    </style:style>
    <style:style style:name="Table1.B" style:family="table-column">
      <style:table-column-properties style:column-width="2.556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4" style:family="table">
      <style:table-properties style:width="7.559in" fo:margin-left="-0.066in" fo:margin-top="0in" fo:margin-bottom="0in" table:align="left" style:writing-mode="lr-tb"/>
    </style:style>
    <style:style style:name="Table4.A" style:family="table-column">
      <style:table-column-properties style:column-width="5.0028in"/>
    </style:style>
    <style:style style:name="Table4.B" style:family="table-column">
      <style:table-column-properties style:column-width="2.556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style:font-name="Calibri" fo:font-size="11pt" fo:language="en" fo:country="US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style:font-name="Calibri" fo:font-size="11pt" fo:language="en" fo:country="US" officeooo:paragraph-rsid="001e505f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style:font-name="Calibri" fo:font-size="11pt" fo:language="en" fo:country="US" officeooo:paragraph-rsid="00225d64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style:font-name="Calibri" fo:font-size="9pt" fo:language="en" fo:country="US" fo:font-weight="bold" officeooo:paragraph-rsid="001e505f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2181in"/>
        </style:tab-stops>
      </style:paragraph-properties>
      <style:text-properties fo:color="#000000" loext:opacity="100%" fo:font-size="12pt" officeooo:paragraph-rsid="001e505f" style:font-size-asian="14pt" style:font-size-complex="14pt"/>
    </style:style>
    <style:style style:name="P6" style:family="paragraph" style:parent-style-name="Standard">
      <style:paragraph-properties fo:margin-top="0.0835in" fo:margin-bottom="0.0835in" style:contextual-spacing="false" fo:padding-left="0in" fo:padding-right="0in" fo:padding-top="0in" fo:padding-bottom="0.0138in" fo:border-left="none" fo:border-right="none" fo:border-top="none" fo:border-bottom="0.51pt solid #000000">
        <style:tab-stops>
          <style:tab-stop style:position="1.2181in"/>
        </style:tab-stops>
      </style:paragraph-properties>
      <style:text-properties fo:color="#000000" loext:opacity="100%" fo:font-size="12pt" fo:font-weight="bold" officeooo:paragraph-rsid="001f125b" style:font-size-asian="14pt" style:font-weight-asian="bold" style:font-size-complex="14pt" style:font-weight-complex="bold"/>
    </style:style>
    <style:style style:name="P7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2181in"/>
        </style:tab-stops>
      </style:paragraph-properties>
      <style:text-properties fo:color="#000000" loext:opacity="100%" fo:font-size="12pt" fo:font-weight="bold" officeooo:paragraph-rsid="001e505f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.0835in" fo:margin-bottom="0.0835in" style:contextual-spacing="false" fo:padding-left="0in" fo:padding-right="0in" fo:padding-top="0in" fo:padding-bottom="0.0138in" fo:border-left="none" fo:border-right="none" fo:border-top="none" fo:border-bottom="0.51pt solid #000000">
        <style:tab-stops>
          <style:tab-stop style:position="1.2181in"/>
        </style:tab-stops>
      </style:paragraph-properties>
      <style:text-properties fo:color="#000000" loext:opacity="100%" fo:font-size="12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fo:color="#000000" loext:opacity="100%" fo:font-size="9pt" officeooo:paragraph-rsid="001ae5af" style:font-size-asian="16pt" style:font-size-complex="16pt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officeooo:paragraph-rsid="001ae5af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paragraph-rsid="001e505f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left="0.3in"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paragraph-rsid="001e505f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left="0.3in"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left="0.3in"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1f125b" officeooo:paragraph-rsid="001f125b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1f125b" officeooo:paragraph-rsid="001f125b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1e505f" officeooo:paragraph-rsid="001e505f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paragraph-rsid="001e505f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paragraph-rsid="00225d64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bold" officeooo:rsid="001f125b" officeooo:paragraph-rsid="001f125b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bold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3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bold" officeooo:paragraph-rsid="001e505f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4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bold" officeooo:rsid="001e505f" officeooo:paragraph-rsid="001e505f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5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bold" officeooo:paragraph-rsid="00225d64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6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bold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7" style:family="paragraph" style:parent-style-name="Standard">
      <style:paragraph-properties fo:margin-left="0.3in"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normal" officeooo:rsid="002521cb" officeooo:paragraph-rsid="002521cb" style:letter-kerning="tru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28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11pt" fo:language="en" fo:country="US" officeooo:paragraph-rsid="001d8a80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11pt" fo:language="en" fo:country="US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30" style:family="paragraph" style:parent-style-name="Standard">
      <style:text-properties fo:color="#000000" loext:opacity="100%"/>
    </style:style>
    <style:style style:name="P31" style:family="paragraph" style:parent-style-name="Normal_20__28_Web_29_" style:master-page-name="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style:page-number="auto" fo:background-color="transparent" style:writing-mode="lr-tb"/>
      <style:text-properties officeooo:paragraph-rsid="001f125b"/>
    </style:style>
    <style:style style:name="P32" style:family="paragraph" style:parent-style-name="List_20_1" style:list-style-name="">
      <style:paragraph-properties fo:margin-left="0.25in" fo:margin-top="0.0835in" fo:margin-bottom="0.0835in" style:contextual-spacing="false" fo:text-indent="-0.25in" style:auto-text-indent="false" fo:padding-left="0in" fo:padding-right="0in" fo:padding-top="0in" fo:padding-bottom="0.0138in" fo:border-left="none" fo:border-right="none" fo:border-top="none" fo:border-bottom="0.51pt solid #000000"/>
      <style:text-properties fo:color="#000000" loext:opacity="100%" fo:font-size="12pt" style:font-size-asian="14pt" style:font-size-complex="14pt"/>
    </style:style>
    <style:style style:name="P33" style:family="paragraph" style:parent-style-name="List_20_1" style:list-style-name="">
      <style:paragraph-properties fo:margin-left="0in" fo:margin-top="0.0835in" fo:margin-bottom="0.0835in" style:contextual-spacing="false" fo:text-indent="0in" style:auto-text-indent="false" fo:padding-left="0in" fo:padding-right="0in" fo:padding-top="0in" fo:padding-bottom="0.0138in" fo:border-left="none" fo:border-right="none" fo:border-top="none" fo:border-bottom="0.51pt solid #000000"/>
      <style:text-properties fo:color="#000000" loext:opacity="100%" fo:font-size="12pt" fo:font-weight="bold" style:font-size-asian="14pt" style:font-weight-asian="bold" style:font-size-complex="14pt" style:font-weight-complex="bold"/>
    </style:style>
    <style:style style:name="P34" style:family="paragraph" style:parent-style-name="List_20_1" style:list-style-name="">
      <style:paragraph-properties fo:margin-left="0in" fo:margin-top="0in" fo:margin-bottom="0.0835in" style:contextual-spacing="false" fo:line-height="0.1201in" fo:text-indent="0in" style:auto-text-indent="false"/>
      <style:text-properties fo:color="#000000" loext:opacity="100%" fo:font-size="9pt" style:font-size-asian="14pt" style:font-size-complex="14pt"/>
    </style:style>
    <style:style style:name="P35" style:family="paragraph" style:parent-style-name="List_20_1" style:list-style-name="">
      <style:paragraph-properties fo:margin-left="0in" fo:margin-top="0in" fo:margin-bottom="0.0835in" style:contextual-spacing="false" fo:line-height="0.1201in" fo:text-indent="0in" style:auto-text-indent="false"/>
      <style:text-properties fo:color="#000000" loext:opacity="100%" fo:font-size="9pt" officeooo:paragraph-rsid="001f18bc" style:font-size-asian="14pt" style:font-size-complex="14pt"/>
    </style:style>
    <style:style style:name="T1" style:family="text">
      <style:text-properties fo:color="#000000" loext:opacity="100%" style:font-name="Hepta Slab" fo:font-size="8pt" style:text-underline-style="none" style:font-size-asian="10pt" style:font-size-complex="10pt"/>
    </style:style>
    <style:style style:name="T2" style:family="text">
      <style:text-properties fo:color="#000000" loext:opacity="100%" style:font-name="Hepta Slab" fo:font-size="8pt" style:text-underline-style="none" officeooo:rsid="001e505f" style:font-size-asian="10pt" style:font-size-complex="10pt"/>
    </style:style>
    <style:style style:name="T3" style:family="text">
      <style:text-properties fo:color="#000000" loext:opacity="100%" style:font-name="Hepta Slab" fo:font-size="8pt" style:text-underline-style="none" officeooo:rsid="001f125b" style:font-size-asian="10pt" style:font-size-complex="10pt"/>
    </style:style>
    <style:style style:name="T4" style:family="text">
      <style:text-properties fo:color="#000000" loext:opacity="100%" style:font-name="Hepta Slab" fo:font-size="8pt" style:text-underline-style="solid" style:text-underline-width="auto" style:text-underline-color="font-color" style:letter-kerning="false" style:font-name-asian="Times New Roman1" style:font-size-asian="10pt" style:font-name-complex="Times New Roman1" style:font-size-complex="10pt"/>
    </style:style>
    <style:style style:name="T5" style:family="text">
      <style:text-properties fo:color="#000000" loext:opacity="100%" style:font-name="Hepta Slab" fo:font-size="8pt" style:letter-kerning="false" style:font-name-asian="Times New Roman1" style:font-size-asian="10pt" style:font-name-complex="Times New Roman1" style:font-size-complex="10pt"/>
    </style:style>
    <style:style style:name="T6" style:family="text">
      <style:text-properties fo:color="#000000" loext:opacity="100%" style:text-underline-style="none"/>
    </style:style>
    <style:style style:name="T7" style:family="text">
      <style:text-properties fo:color="#000000" loext:opacity="100%" fo:font-size="9pt"/>
    </style:style>
    <style:style style:name="T8" style:family="text">
      <style:text-properties fo:color="#000000" loext:opacity="100%" fo:font-size="9pt" fo:font-weight="bold" style:font-weight-asian="bold" style:font-weight-complex="bold"/>
    </style:style>
    <style:style style:name="T9" style:family="text">
      <style:text-properties fo:color="#000000" loext:opacity="100%" fo:font-size="9pt" fo:font-weight="bold" officeooo:rsid="00225d64" style:font-weight-asian="bold" style:font-weight-complex="bold"/>
    </style:style>
    <style:style style:name="T10" style:family="text">
      <style:text-properties fo:color="#000000" loext:opacity="100%" fo:font-size="9pt" fo:font-weight="bold" officeooo:rsid="0025ac2c" style:font-weight-asian="bold" style:font-weight-complex="bold"/>
    </style:style>
    <style:style style:name="T11" style:family="text">
      <style:text-properties fo:color="#000000" loext:opacity="100%" fo:font-size="9pt" officeooo:rsid="0025ac2c"/>
    </style:style>
    <style:style style:name="T12" style:family="text">
      <style:text-properties fo:font-size="14pt" fo:font-weight="bold" style:font-weight-asian="bold" style:font-name-complex="Calibri1" style:font-weight-complex="bold"/>
    </style:style>
    <style:style style:name="T13" style:family="text">
      <style:text-properties fo:font-size="14pt" fo:font-weight="bold" officeooo:rsid="001ae5af" style:font-weight-asian="bold" style:font-name-complex="Calibri1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0039e" style:font-style-asian="italic" style:font-style-complex="italic"/>
    </style:style>
    <style:style style:name="T16" style:family="text">
      <style:text-properties fo:font-style="italic" officeooo:rsid="002521cb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d8a80" style:font-weight-asian="bold" style:font-weight-complex="bold"/>
    </style:style>
    <style:style style:name="T19" style:family="text">
      <style:text-properties fo:font-weight="bold" officeooo:rsid="001e505f" style:font-weight-asian="bold" style:font-weight-complex="bold"/>
    </style:style>
    <style:style style:name="T20" style:family="text">
      <style:text-properties fo:font-weight="bold" officeooo:rsid="00292d91" style:font-weight-asian="bold" style:font-weight-complex="bold"/>
    </style:style>
    <style:style style:name="T21" style:family="text">
      <style:text-properties fo:font-weight="bold" style:font-weight-asian="bold" style:font-name-complex="Calibri1" style:font-weight-complex="bold"/>
    </style:style>
    <style:style style:name="T22" style:family="text">
      <style:text-properties fo:font-weight="bold" officeooo:rsid="001d8a80" style:font-weight-asian="bold" style:font-name-complex="Calibri1" style:font-weight-complex="bold"/>
    </style:style>
    <style:style style:name="T23" style:family="text">
      <style:text-properties fo:font-size="9pt" fo:font-weight="bold" style:font-weight-asian="bold" style:font-weight-complex="bold"/>
    </style:style>
    <style:style style:name="T24" style:family="text">
      <style:text-properties fo:font-size="9pt" fo:font-weight="bold" officeooo:rsid="001ae5af" style:font-weight-asian="bold" style:font-weight-complex="bold"/>
    </style:style>
    <style:style style:name="T25" style:family="text">
      <style:text-properties fo:font-size="9pt" fo:font-weight="bold" officeooo:rsid="001d8a80" style:font-weight-asian="bold" style:font-weight-complex="bold"/>
    </style:style>
    <style:style style:name="T26" style:family="text">
      <style:text-properties fo:font-size="9pt" fo:font-weight="bold" officeooo:rsid="0025189c" style:font-weight-asian="bold" style:font-weight-complex="bold"/>
    </style:style>
    <style:style style:name="T27" style:family="text">
      <style:text-properties fo:font-size="9pt" fo:font-weight="bold" officeooo:rsid="0029010b" style:font-weight-asian="bold" style:font-weight-complex="bold"/>
    </style:style>
    <style:style style:name="T28" style:family="text">
      <style:text-properties fo:font-size="9pt" fo:font-weight="bold" officeooo:rsid="00292d91" style:font-weight-asian="bold" style:font-weight-complex="bold"/>
    </style:style>
    <style:style style:name="T29" style:family="text">
      <style:text-properties fo:font-size="9pt" fo:font-weight="bold" officeooo:rsid="001c191a" style:font-weight-asian="bold" style:font-weight-complex="bold"/>
    </style:style>
    <style:style style:name="T30" style:family="text">
      <style:text-properties fo:font-size="9pt" fo:font-weight="normal" style:font-weight-asian="normal" style:font-weight-complex="normal"/>
    </style:style>
    <style:style style:name="T31" style:family="text">
      <style:text-properties fo:font-size="9pt" fo:font-weight="normal" officeooo:rsid="001ae5af" style:font-weight-asian="normal" style:font-weight-complex="normal"/>
    </style:style>
    <style:style style:name="T32" style:family="text">
      <style:text-properties fo:font-size="9pt" fo:font-weight="normal" officeooo:rsid="001c191a" style:font-weight-asian="normal" style:font-weight-complex="normal"/>
    </style:style>
    <style:style style:name="T33" style:family="text">
      <style:text-properties fo:font-size="9pt" fo:font-weight="normal" officeooo:rsid="001d8a80" style:font-weight-asian="normal" style:font-weight-complex="normal"/>
    </style:style>
    <style:style style:name="T34" style:family="text">
      <style:text-properties fo:font-size="9pt" fo:font-weight="normal" officeooo:rsid="0025189c" style:font-weight-asian="normal" style:font-weight-complex="normal"/>
    </style:style>
    <style:style style:name="T35" style:family="text">
      <style:text-properties style:font-name="Calibri" fo:font-size="9pt" fo:language="en" fo:country="US" fo:font-weight="bold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36" style:family="text">
      <style:text-properties style:font-name="Calibri" fo:font-size="9pt" fo:language="en" fo:country="US" fo:font-weight="bold" officeooo:rsid="001ae5af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37" style:family="text">
      <style:text-properties style:font-name="Calibri" fo:font-size="9pt" fo:language="en" fo:country="US" fo:font-weight="bold" officeooo:rsid="001d8a80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38" style:family="text">
      <style:text-properties style:font-name="Calibri" fo:font-size="9pt" fo:language="en" fo:country="US" fo:font-weight="bold" officeooo:rsid="0025189c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39" style:family="text">
      <style:text-properties style:font-name="Calibri" fo:font-size="9pt" fo:language="en" fo:country="US" fo:font-weight="normal" officeooo:rsid="001ae5af" style:letter-kerning="tru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40" style:family="text">
      <style:text-properties officeooo:rsid="001d8a80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1d8a80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e505f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f125b" style:font-style-asian="normal" style:font-weight-asian="normal" style:font-style-complex="normal" style:font-weight-complex="normal"/>
    </style:style>
    <style:style style:name="T45" style:family="text">
      <style:text-properties officeooo:rsid="001f125b"/>
    </style:style>
    <style:style style:name="T46" style:family="text">
      <style:text-properties officeooo:rsid="001f18bc"/>
    </style:style>
    <style:style style:name="T47" style:family="text">
      <style:text-properties officeooo:rsid="0020039e"/>
    </style:style>
    <style:style style:name="T48" style:family="text">
      <style:text-properties officeooo:rsid="0021f5f7"/>
    </style:style>
    <style:style style:name="T49" style:family="text">
      <style:text-properties officeooo:rsid="0025ac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3">­</text:span><text:span text:style-name="T12">Jacob B. Collins</text:span></text:p>
      <text:p text:style-name="P31"><text:span text:style-name="Internet_20_link"><text:span text:style-name="T1">jbcollins@csuchico.edu <text:s text:c="2"/></text:span></text:span><text:span text:style-name="Internet_20_link"><text:span text:style-name="T2">| </text:span></text:span><text:span text:style-name="Internet_20_link"><text:span text:style-name="T1"><text:s text:c="2"/>(925) 207-0765 <text:s text:c="2"/>| <text:s text:c="2"/></text:span></text:span><text:a xlink:type="simple" xlink:href="https://GitHub.com/collinsjacob127" text:style-name="Internet_20_link" text:visited-style-name="Visited_20_Internet_20_Link"><text:span text:style-name="Internet_20_link"><text:span text:style-name="T4">GitHub.com/collinsjacob127</text:span></text:span></text:a><text:span text:style-name="Internet_20_link"><text:span text:style-name="T3"> <text:s text:c="2"/>| <text:s text:c="2"/></text:span></text:span><text:a xlink:type="simple" xlink:href="https://Linkedin.com/in/collinsjacob127" text:style-name="Internet_20_link" text:visited-style-name="Visited_20_Internet_20_Link"><text:span text:style-name="Internet_20_link"><text:span text:style-name="T5">Linkedin.com/in/collinsjacob127</text:span></text:span></text:a><text:span text:style-name="Internet_20_link"><text:span text:style-name="T1"> <text:s text:c="2"/></text:span></text:span><text:span text:style-name="Internet_20_link"><text:span text:style-name="T2">| <text:s text:c="2"/>C</text:span></text:span><text:span text:style-name="Internet_20_link"><text:span text:style-name="T1">hico, CA</text:span></text:span></text:p>
      <text:p text:style-name="P6">EDUCATION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<text:span text:style-name="T37">M.S. </text:span><text:span text:style-name="T35">Computer Scienc</text:span><text:span text:style-name="T36">e</text:span><text:span text:style-name="T35"> <text:s/></text:span><text:span text:style-name="T38">| <text:s/></text:span><text:span text:style-name="T39">Expected Graduation: December 2026</text:span></text:p>
          </table:table-cell>
          <table:table-cell table:style-name="Table2.A1" office:value-type="string">
            <text:p text:style-name="P22">California State University, Chico</text:p>
          </table:table-cell>
        </table:table-row>
        <table:table-row table:style-name="Table2.2">
          <table:table-cell table:style-name="Table2.A1" office:value-type="string">
            <text:p text:style-name="P28"><text:span text:style-name="T24">B.S.</text:span><text:span text:style-name="T23"> Computer Science <text:s/></text:span><text:span text:style-name="T28">| </text:span><text:span text:style-name="T23"><text:s/></text:span><text:span text:style-name="T33">Cum Laude</text:span><text:span text:style-name="T23"> <text:s/></text:span><text:span text:style-name="T26">|</text:span><text:span text:style-name="T30"> <text:s/></text:span><text:span text:style-name="T34">Cumulative </text:span><text:span text:style-name="T31">GPA: 3.7</text:span><text:span text:style-name="T32">4</text:span></text:p>
          </table:table-cell>
          <table:table-cell table:style-name="Table2.A1" office:value-type="string">
            <text:p text:style-name="P11"><text:span text:style-name="T17"/></text:p>
          </table:table-cell>
        </table:table-row>
        <table:table-row table:style-name="Table2.2">
          <table:table-cell table:style-name="Table2.A1" office:value-type="string">
            <text:p text:style-name="P29"><text:span text:style-name="T23">Data Science Certificate <text:s/></text:span><text:span text:style-name="T27">|</text:span><text:span text:style-name="T31"> <text:s/></text:span><text:span text:style-name="T33">Graduated </text:span><text:span text:style-name="T31">December 2025</text:span></text:p>
          </table:table-cell>
          <table:table-cell table:style-name="Table2.A1" office:value-type="string">
            <text:p text:style-name="P11"><text:span text:style-name="T17"/></text:p>
          </table:table-cell>
        </table:table-row>
      </table:table>
      <text:p text:style-name="P32"><text:span text:style-name="T21">S</text:span><text:span text:style-name="T22">KILLS</text:span></text:p>
      <text:p text:style-name="P34"><text:span text:style-name="T18">Programming</text:span><text:span text:style-name="T17">:</text:span> <text:span text:style-name="T41">C/C++, <text:s/>Python, <text:s/></text:span><text:span text:style-name="T42">R, <text:s/>MPI, <text:s/></text:span><text:span text:style-name="T43">OpenMP,</text:span><text:span text:style-name="T42"> <text:s/>Pthreads, <text:s/>CUDA-</text:span><text:span text:style-name="T44">Q, <text:s/>Qiskit</text:span><text:span text:style-name="T42">, <text:s/></text:span><text:span text:style-name="T44">UDS, <text:s/>Winsock</text:span></text:p>
      <text:p text:style-name="P35"><text:span text:style-name="T18">Tools &amp; Libraries</text:span><text:span text:style-name="T17">:</text:span> <text:span text:style-name="T40">OpenCV, <text:s/>NetworkX, <text:s/></text:span><text:span text:style-name="T45">PyTorch, <text:s/></text:span><text:span text:style-name="T40">Slurm, <text:s/>Docker, <text:s/>Singularity, <text:s/></text:span><text:span text:style-name="T46">SDL, <text:s/></text:span><text:span text:style-name="T40">Git CLI, <text:s/></text:span><text:span text:style-name="T46">C</text:span><text:span text:style-name="T48">M</text:span><text:span text:style-name="T46">ake</text:span></text:p>
      <text:p text:style-name="P7">PUBLICATION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3">Mission Planning Simulation and Design Software Scaling</text:p>
            <text:p text:style-name="P23">for Shared and Distributed Memory Computing</text:p>
            <text:p text:style-name="P15">Integrated <text:span text:style-name="T46">MPI &amp; OpenMP modifications to NASA’s General Mission Analysis Tool. Achieved 2,387% speedup on 62x Monte-Carlo simulation trials </text:span><text:span text:style-name="T48">distributed across 36x 2-core nodes,</text:span><text:span text:style-name="T46"> compared to sequential runtime.</text:span></text:p>
          </table:table-cell>
          <table:table-cell table:style-name="Table5.A1" office:value-type="string">
            <text:p text:style-name="P21">IEEE Aerospace <text:span text:style-name="T47">Conference </text:span>2026 <text:span text:style-name="T47">10.0304</text:span></text:p>
            <text:p text:style-name="P16"><text:span text:style-name="T20">Tools</text:span><text:span text:style-name="T17">: </text:span><text:span text:style-name="T15">MPI, <text:s/>OpenMP, <text:s/>CMake, <text:s/>Bash, <text:s/>C++</text:span></text:p>
          </table:table-cell>
        </table:table-row>
        <table:table-row table:style-name="Table5.1">
          <table:table-cell table:style-name="Table5.A1" office:value-type="string">
            <text:p text:style-name="P23">Quantum Semiprime Factorization: Leveraging Grover’s Algorithm for</text:p>
            <text:p text:style-name="P23">Efficient Prime Decomposition</text:p>
            <text:p text:style-name="P13"><text:span text:style-name="T46">Designed</text:span> a <text:span text:style-name="T46">dynamic quantum circuit generator using CUDA-Q which can find</text:span> factors of large semiprimes <text:span text:style-name="T46">using asymptotically lesser qubits than </text:span><text:span text:style-name="T47">existing methods</text:span><text:span text:style-name="T46">. Ran simulations with Slurm using a custom Singularity container on </text:span><text:span text:style-name="T48">the </text:span><text:span text:style-name="T46">SDSC Expanse </text:span><text:span text:style-name="T48">supercomputer</text:span><text:span text:style-name="T46">.</text:span></text:p>
          </table:table-cell>
          <table:table-cell table:style-name="Table5.A1" office:value-type="string">
            <text:p text:style-name="P4"><text:a xlink:type="simple" xlink:href="https://github.com/cscsu-conference/cscsu-conference.github.io/blob/master/index25.md" text:style-name="Internet_20_link" text:visited-style-name="Visited_20_Internet_20_Link"><text:span text:style-name="T6">CSCSU 2025 Research Conference</text:span></text:a></text:p>
            <text:p text:style-name="P16"><text:span text:style-name="T20">Tools</text:span><text:span text:style-name="T17">:</text:span> <text:span text:style-name="T15">Slurm, <text:s/>Singularity, <text:s/>CUDA-Q, <text:s/>C++</text:span></text:p>
          </table:table-cell>
        </table:table-row>
      </table:table>
      <text:p text:style-name="P5"><text:span text:style-name="T19">P</text:span><text:span text:style-name="T17">ROJECTS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4">Distributed Sieve of Eratosthenes</text:p>
            <text:p text:style-name="P27">Wrote a distributed <text:span text:style-name="T49">prime </text:span>number sieve in C which uses MPI to divide the search region evenly across all nodes. OpenMP <text:span text:style-name="T49">is</text:span> used to parallelize the local filtering through each node’s region. The prime sieve itself is stored as a binary mapping to maximize memory efficiency. Tests were run using Slurm with provided Singularity containers on SDSC Expanse. I achieved 13,482% speedup <text:span text:style-name="T49">(99.3% parallel) </text:span>compared to the sequential runtime searching for all primes <text:span text:style-name="T49">below 10 billion.</text:span></text:p>
          </table:table-cell>
          <table:table-cell table:style-name="Table6.A1" office:value-type="string">
            <text:p text:style-name="P17"><text:span text:style-name="T20">Tools</text:span><text:span text:style-name="T17">:</text:span> <text:span text:style-name="T16">Slurm, <text:s/></text:span><text:span text:style-name="T14">MPI, <text:s/>OpenMP, <text:s/>C</text:span></text:p>
          </table:table-cell>
        </table:table-row>
        <table:table-row table:style-name="Table6.1">
          <table:table-cell table:style-name="Table6.A1" office:value-type="string">
            <text:p text:style-name="P12"><text:span text:style-name="T17">Iterative </text:span><text:span text:style-name="T19">Network Simulation</text:span></text:p>
            <text:p text:style-name="P13">Simulated an iterative adaptation of the prisoner’s dilemma on a variety of networks. Automated <text:span text:style-name="T49">generation of animations visualizing </text:span>model statistics.</text:p>
          </table:table-cell>
          <table:table-cell table:style-name="Table6.A1" office:value-type="string">
            <text:p text:style-name="P2"><text:span text:style-name="T8">Hosted on </text:span><text:a xlink:type="simple" xlink:href="https://github.com/collinsjacob127/IterativePrisonersDilemma" text:style-name="Internet_20_link" text:visited-style-name="Visited_20_Internet_20_Link"><text:span text:style-name="Internet_20_link"><text:span text:style-name="T8">GitHub</text:span></text:span></text:a></text:p>
            <text:p text:style-name="P19"><text:span text:style-name="T20">Tools</text:span><text:span text:style-name="T17">:</text:span> <text:span text:style-name="T14">Python, <text:s/>NetworkX</text:span></text:p>
            <text:p text:style-name="P19"/>
          </table:table-cell>
        </table:table-row>
      </table:table>
      <text:p text:style-name="P33">EMPLOYMEN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9">I-SAIL </text:span><text:span text:style-name="T8">Lab </text:span><text:span text:style-name="T9">Planning </text:span><text:span text:style-name="T8">Assistant</text:span></text:p>
            <text:p text:style-name="P14"><text:span text:style-name="T49">I</text:span>n-person liaison for i-SAIL lab and summer research program. Used CAD to design lab layout, found quotes for workbench orders, and supervised CURE-E research students.</text:p>
          </table:table-cell>
          <table:table-cell table:style-name="Table1.A1" office:value-type="string">
            <text:p text:style-name="P25">California State University, Chico</text:p>
            <text:p text:style-name="P3"><text:a xlink:type="simple" xlink:href="https://sites.google.com/mail.csuchico.edu/sbsiewert/home" text:style-name="Internet_20_link" text:visited-style-name="Visited_20_Internet_20_Link"><text:span text:style-name="Internet_20_link"><text:span text:style-name="T7">Dr. Sam Siewert</text:span></text:span></text:a></text:p>
            <text:p text:style-name="P18">June 2025 – August 2025</text:p>
          </table:table-cell>
        </table:table-row>
        <table:table-row table:style-name="Table1.1">
          <table:table-cell table:style-name="Table1.A1" office:value-type="string">
            <text:p text:style-name="P22">Student Research Assistant</text:p>
            <text:p text:style-name="P14">Student lead for research efforts to design Quantum Computing algorithms, to be compared against equivalent parallel solutions. Quantum circuits implemented with CUDA-Q: C++.</text:p>
          </table:table-cell>
          <table:table-cell table:style-name="Table1.A1" office:value-type="string">
            <text:p text:style-name="P26">Chico State Enterprises</text:p>
            <text:p text:style-name="P3"><text:a xlink:type="simple" xlink:href="https://www.csuchico.edu/curee/fellows-program/raigoza.shtml" text:style-name="Internet_20_link" text:visited-style-name="Visited_20_Internet_20_Link"><text:span text:style-name="Internet_20_link"><text:span text:style-name="T7">Dr. Jaime Raigoza</text:span></text:span></text:a><text:span text:style-name="T7">, <text:s/></text:span><text:a xlink:type="simple" xlink:href="https://sites.google.com/mail.csuchico.edu/sbsiewert/home" text:style-name="Internet_20_link" text:visited-style-name="Visited_20_Internet_20_Link"><text:span text:style-name="Internet_20_link"><text:span text:style-name="T7">Dr. Sam Siewert</text:span></text:span></text:a></text:p>
            <text:p text:style-name="P20">June 2024 – December 2024</text:p>
            <text:p text:style-name="P18"/>
          </table:table-cell>
        </table:table-row>
      </table:table>
      <text:p text:style-name="P8">EXTRACURRICULAR ACTIVITY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<text:span text:style-name="T8">CSCI Research Club President </text:span><text:span text:style-name="T7"><text:s/></text:span><text:span text:style-name="T11">|</text:span><text:span text:style-name="T7"> <text:s/></text:span><text:a xlink:type="simple" xlink:href="https://apps.csuchico.edu/directory/Employee/rctillquist" text:style-name="Internet_20_link" text:visited-style-name="Visited_20_Internet_20_Link"><text:span text:style-name="Internet_20_link"><text:span text:style-name="T7">Dr. Richard Tillquist</text:span></text:span></text:a></text:p>
            <text:p text:style-name="P14">The CSCI Research Club meets weekly to discuss recent discoveries and innovations in the field of Computer Science.</text:p>
          </table:table-cell>
          <table:table-cell table:style-name="Table4.A1" office:value-type="string">
            <text:p text:style-name="P26">California State University, Chico</text:p>
            <text:p text:style-name="P11">August 2023 - Present</text:p>
          </table:table-cell>
        </table:table-row>
        <table:table-row table:style-name="Table4.1">
          <table:table-cell table:style-name="Table4.A1" office:value-type="string">
            <text:p text:style-name="P1"><text:span text:style-name="T10">HPC &amp; </text:span><text:span text:style-name="T8">Quantum Computing Research Club President</text:span><text:span text:style-name="T7"> <text:s/></text:span><text:span text:style-name="T11">|</text:span><text:span text:style-name="T7"> <text:s/></text:span><text:a xlink:type="simple" xlink:href="https://www.csuchico.edu/curee/fellows-program/raigoza.shtml" text:style-name="Internet_20_link" text:visited-style-name="Visited_20_Internet_20_Link"><text:span text:style-name="Internet_20_link"><text:span text:style-name="T7">Dr. Jaime Raigoza</text:span></text:span></text:a></text:p>
            <text:p text:style-name="P14">Co-founder and president of the interdisciplinary quantum research club.</text:p>
          </table:table-cell>
          <table:table-cell table:style-name="Table4.A1" office:value-type="string">
            <text:p text:style-name="P26">California State University, Chico</text:p>
            <text:p text:style-name="P11">April 2025 - Present</text:p>
          </table:table-cell>
        </table:table-row>
      </table:table>
      <text:p text:style-name="P30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Hepta Slab" svg:font-family="'Hepta Slab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evision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0.5in" fo:margin-top="0in" fo:margin-bottom="0.0835in" style:contextual-spacing="true"/>
    </style:style>
    <style:style style:name="List_20_1" style:display-name="List 1" style:family="paragraph" style:parent-style-name="Standard" style:list-style-name="WWNum2" style:class="list">
      <style:paragraph-properties fo:margin-top="0in" fo:margin-bottom="0.0835in" style:contextual-spacing="tru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fo:color="#000000" loext:opacity="100%" style:font-name="Hepta Slab" fo:font-family="'Hepta Slab'" style:font-family-generic="roman" style:font-pitch="variable" fo:font-size="10pt" style:text-underline-style="none" style:font-size-asian="10pt" style:font-size-complex="10pt">
        <loext:char-complex-color loext:theme-type="dark1" loext:color-type="theme"/>
      </style:text-properties>
    </style:style>
    <style:style style:name="ListLabel_20_15" style:display-name="ListLabel 15" style:family="text">
      <style:text-properties fo:color="#000000" loext:opacity="100%" style:font-name="Hepta Slab" fo:font-family="'Hepta Slab'" style:font-family-generic="roman" style:font-pitch="variable" fo:font-size="8pt" style:text-underline-style="none" style:font-size-asian="8pt" style:font-size-complex="8pt">
        <loext:char-complex-color loext:theme-type="dark1" loext:color-type="theme"/>
      </style:text-properties>
    </style:style>
    <style:style style:name="ListLabel_20_16" style:display-name="ListLabel 16" style:family="text">
      <style:text-properties fo:color="#1155cc" loext:opacity="100%" style:font-name="Hepta Slab" fo:font-family="'Hepta Slab'" style:font-family-generic="roman" style:font-pitch="variable" fo:font-size="8pt" style:font-size-asian="8pt" style:font-size-complex="8pt"/>
    </style:style>
    <style:style style:name="ListLabel_20_17" style:display-name="ListLabel 17" style:family="text">
      <style:text-properties fo:color="#000000" loext:opacity="100%" style:font-name="Hepta Slab" fo:font-family="'Hepta Slab'" style:font-family-generic="roman" style:font-pitch="variable" fo:font-size="8pt" style:text-underline-style="none" style:font-size-asian="8pt" style:font-size-complex="8pt">
        <loext:char-complex-color loext:theme-type="dark1" loext:color-type="theme"/>
      </style:text-properties>
    </style:style>
    <style:style style:name="ListLabel_20_18" style:display-name="ListLabel 18" style:family="text">
      <style:text-properties fo:color="#4472c4" loext:opacity="100%" style:font-name="Hepta Slab" fo:font-family="'Hepta Slab'" style:font-family-generic="roman" style:font-pitch="variable" fo:font-size="8pt" style:text-underline-style="none" style:font-size-asian="8pt" style:font-size-complex="8pt">
        <loext:char-complex-color loext:theme-type="accent1" loext:color-type="theme"/>
      </style:text-properties>
    </style:style>
    <style:style style:name="ListLabel_20_19" style:display-name="ListLabel 19" style:family="text"/>
    <style:style style:name="ListLabel_20_20" style:display-name="ListLabel 20" style:family="text">
      <style:text-properties fo:font-weight="bold" style:font-weight-asian="bold" style:font-weight-complex="bold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2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cob B Collins</meta:initial-creator>
    <meta:editing-cycles>20</meta:editing-cycles>
    <meta:print-date>2026-02-19T10:43:50.102444538</meta:print-date>
    <meta:creation-date>2025-01-29T16:48:00</meta:creation-date>
    <dc:date>2026-02-19T14:48:22.920254943</dc:date>
    <meta:editing-duration>P1DT4H24M38S</meta:editing-duration>
    <meta:generator>LibreOffice/24.2.7.2$Linux_X86_64 LibreOffice_project/420$Build-2</meta:generator>
    <meta:printed-by>PDF files</meta:printed-by>
    <meta:document-statistic meta:table-count="5" meta:image-count="0" meta:object-count="0" meta:page-count="2" meta:paragraph-count="49" meta:word-count="437" meta:character-count="3150" meta:non-whitespace-character-count="2704"/>
    <meta:user-defined meta:name="AppVersion">16.0000</meta:user-defined>
    <meta:template xlink:type="simple" xlink:actuate="onRequest" xlink:title="Normal.dotm" xlink:href=""/>
  </office:meta>
</office:document-meta>
</file>